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24pt" style:font-size-asian="21pt" style:font-size-complex="24pt"/>
    </style:style>
    <style:style style:name="P2" style:family="paragraph" style:parent-style-name="Preformatted_20_Text">
      <style:text-properties fo:font-size="24pt" officeooo:paragraph-rsid="00024bb8" style:font-size-asian="21pt" style:font-size-complex="24pt"/>
    </style:style>
    <style:style style:name="P3" style:family="paragraph" style:parent-style-name="Preformatted_20_Text">
      <style:text-properties fo:color="#ce181e" fo:font-size="24pt" style:font-size-asian="21pt" style:font-size-complex="24pt"/>
    </style:style>
    <style:style style:name="P4" style:family="paragraph" style:parent-style-name="Preformatted_20_Text">
      <style:text-properties fo:color="#ce181e" fo:font-size="24pt" officeooo:rsid="00024bb8" officeooo:paragraph-rsid="00024bb8" style:font-size-asian="21pt" style:font-size-complex="24pt"/>
    </style:style>
    <style:style style:name="P5" style:family="paragraph" style:parent-style-name="Preformatted_20_Text">
      <style:text-properties fo:color="#ce181e" fo:font-size="24pt" officeooo:rsid="00040055" officeooo:paragraph-rsid="00040055" style:font-size-asian="21pt" style:font-size-complex="24pt"/>
    </style:style>
    <style:style style:name="P6" style:family="paragraph" style:parent-style-name="Preformatted_20_Text">
      <style:text-properties fo:color="#ce181e" fo:font-size="24pt" officeooo:rsid="00024bb8" officeooo:paragraph-rsid="00024bb8" fo:background-color="#fff200" style:font-size-asian="21pt" style:font-size-complex="24pt"/>
    </style:style>
    <style:style style:name="P7" style:family="paragraph" style:parent-style-name="Preformatted_20_Text">
      <style:text-properties officeooo:rsid="00024bb8" officeooo:paragraph-rsid="00024bb8"/>
    </style:style>
    <style:style style:name="P8" style:family="paragraph" style:parent-style-name="Preformatted_20_Text">
      <style:text-properties fo:color="#7477b8" fo:font-size="24pt" officeooo:rsid="00024bb8" officeooo:paragraph-rsid="00024bb8" style:font-size-asian="21pt" style:font-size-complex="24pt"/>
    </style:style>
    <style:style style:name="P9" style:family="paragraph" style:parent-style-name="Preformatted_20_Text">
      <style:paragraph-properties fo:margin-top="0cm" fo:margin-bottom="0.499cm" loext:contextual-spacing="false"/>
      <style:text-properties officeooo:paragraph-rsid="00024bb8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paragraph-rsid="00024bb8" fo:background-color="#fff200"/>
    </style:style>
    <style:style style:name="P11" style:family="paragraph" style:parent-style-name="Preformatted_20_Text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ce181e" fo:font-size="24pt" officeooo:rsid="00024bb8" officeooo:paragraph-rsid="00024bb8" style:font-size-asian="21pt" style:font-size-complex="24pt"/>
    </style:style>
    <style:style style:name="T1" style:family="text">
      <style:text-properties fo:font-weight="bold"/>
    </style:style>
    <style:style style:name="T2" style:family="text">
      <style:text-properties fo:font-weight="bold" fo:background-color="#fff200" loext:char-shading-value="0"/>
    </style:style>
    <style:style style:name="T3" style:family="text">
      <style:text-properties fo:font-weight="bold" fo:background-color="#fff200" loext:char-shading-value="0"/>
    </style:style>
    <style:style style:name="T4" style:family="text">
      <style:text-properties fo:color="#8ae234" fo:font-weight="bold"/>
    </style:style>
    <style:style style:name="T5" style:family="text">
      <style:text-properties fo:color="#729fcf" fo:font-weight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officeooo:rsid="000588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I am getting error / has 'other' write 40777</text:span></text:p>
      <text:p text:style-name="P11"><text:span text:style-name="T1"/></text:p>
      <text:p text:style-name="P8"><text:span text:style-name="T1">Note:this is for checking purpose</text:span></text:p>
      <text:p text:style-name="P8"><text:span text:style-name="T1"/></text:p>
      <text:p text:style-name="P4"><text:span text:style-name="T1">Then i make sure snapd is installed</text:span></text:p>
      <text:p text:style-name="P4"><text:span text:style-name="T4">darkness-manish@darknessmanish-HP-Laptop-15-bs1xx</text:span><text:span text:style-name="T1">:</text:span><text:span text:style-name="T5">~</text:span><text:span text:style-name="T1">$ </text:span><text:span text:style-name="T3">sudo apt install snapd</text:span></text:p>
      <text:p text:style-name="P4"><text:span text:style-name="T1"/></text:p>
      <text:p text:style-name="P4"><text:span text:style-name="T1">My sublime was not opening because i downloaded by snapd for that snap service should be running up for that </text:span></text:p>
      <text:p text:style-name="P6"><text:span text:style-name="T1"/></text:p>
      <text:p text:style-name="P6"><text:span text:style-name="T1"/></text:p>
      <text:p text:style-name="P6"><text:span text:style-name="T1">sudo apt-get install libgtk2.0-0</text:span></text:p>
      <text:p text:style-name="P6"><text:span text:style-name="T1"/></text:p>
      <text:p text:style-name="P4"><text:span text:style-name="T1">or you already have latest version of libgtk ,like in my system it’s running 2.24.32-1ubuntu1 after i tried above step</text:span></text:p>
      <text:p text:style-name="P4"><text:span text:style-name="T1"/></text:p>
      <text:p text:style-name="P4"><text:span text:style-name="T1">______________________________</text:span></text:p>
      <text:p text:style-name="P4"><text:span text:style-name="T1"/></text:p>
      <text:p text:style-name="P5"><text:soft-page-break/>if all are correct then go for this . <text:span text:style-name="T7">And don’t forget to update</text:span></text:p>
      <text:p text:style-name="P5"/>
      <text:p text:style-name="P4"><text:span text:style-name="T1">If you getting error like this ?</text:span></text:p>
      <text:p text:style-name="P3"><text:span text:style-name="T1">/ has 'other' write 40777</text:span></text:p>
      <text:p text:style-name="P3"><text:span text:style-name="T1"/></text:p>
      <text:p text:style-name="P4"><text:span text:style-name="T1">last command you need to it ?</text:span></text:p>
      <text:p text:style-name="P1"><text:span text:style-name="T4"/></text:p>
      <text:p text:style-name="P7"><text:span text:style-name="T4"/></text:p>
      <text:p text:style-name="P9"/>
      <text:p text:style-name="P10"><text:span text:style-name="T6"><text:s text:c="14"/>sudo chmod 755 / <text:s text:c="16"/></text:span></text:p>
      <text:p text:style-name="P2"><text:span text:style-name="T4">HP-Laptop-15-bs1xx</text:span>:<text:span text:style-name="T5">~</text:span>$ sudo sub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3:07:18.170129477</meta:creation-date>
    <dc:date>2019-11-19T13:18:22.628617594</dc:date>
    <meta:editing-duration>PT11M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14" meta:word-count="111" meta:character-count="704" meta:non-whitespace-character-count="575"/>
  </office:meta>
</office:document-meta>
</file>